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style:font-name="Ubuntu Mono derivative Powerline" officeooo:paragraph-rsid="00085db8"/>
    </style:style>
    <style:style style:name="P2" style:family="paragraph" style:parent-style-name="Standard">
      <style:paragraph-properties fo:text-align="center" style:justify-single-word="false"/>
      <style:text-properties style:font-name="Ubuntu Mono derivative Powerline" fo:font-size="18pt" officeooo:rsid="000522ed" officeooo:paragraph-rsid="00085db8" style:font-size-asian="15.75pt" style:font-size-complex="18pt"/>
    </style:style>
    <style:style style:name="P3" style:family="paragraph" style:parent-style-name="Standard">
      <style:text-properties style:font-name="Ubuntu Mono derivative Powerline" officeooo:rsid="000522ed" officeooo:paragraph-rsid="00085db8"/>
    </style:style>
    <style:style style:name="P4" style:family="paragraph" style:parent-style-name="Standard" style:list-style-name="L1">
      <style:paragraph-properties fo:text-align="start" style:justify-single-word="false"/>
      <style:text-properties style:font-name="Ubuntu Mono derivative Powerline" fo:font-size="12pt" officeooo:rsid="0009bc11" officeooo:paragraph-rsid="0009bc11" style:font-size-asian="10.5pt" style:font-size-complex="12pt"/>
    </style:style>
    <style:style style:name="P5" style:family="paragraph" style:parent-style-name="Standard" style:list-style-name="L1">
      <style:paragraph-properties fo:text-align="start" style:justify-single-word="false"/>
      <style:text-properties style:font-name="Ubuntu Mono derivative Powerline" fo:font-size="12pt" officeooo:rsid="0009bc11" officeooo:paragraph-rsid="000fc9b4" style:font-size-asian="10.5pt" style:font-size-complex="12pt"/>
    </style:style>
    <style:style style:name="P6" style:family="paragraph" style:parent-style-name="Standard" style:list-style-name="L1">
      <style:paragraph-properties fo:text-align="start" style:justify-single-word="false"/>
      <style:text-properties style:font-name="Ubuntu Mono derivative Powerline" fo:font-size="12pt" officeooo:rsid="000bba31" officeooo:paragraph-rsid="000ce167" style:font-size-asian="10.5pt" style:font-size-complex="12pt"/>
    </style:style>
    <style:style style:name="P7" style:family="paragraph" style:parent-style-name="Standard" style:list-style-name="L1">
      <style:paragraph-properties fo:text-align="start" style:justify-single-word="false"/>
      <style:text-properties style:font-name="Ubuntu Mono derivative Powerline" fo:font-size="12pt" officeooo:rsid="000ce167" officeooo:paragraph-rsid="000ce167" style:font-size-asian="10.5pt" style:font-size-complex="12pt"/>
    </style:style>
    <style:style style:name="P8" style:family="paragraph" style:parent-style-name="Standard" style:list-style-name="L1">
      <style:paragraph-properties fo:text-align="start" style:justify-single-word="false"/>
      <style:text-properties style:font-name="Ubuntu Mono derivative Powerline" fo:font-size="12pt" officeooo:rsid="000ce295" officeooo:paragraph-rsid="000ce295" style:font-size-asian="10.5pt" style:font-size-complex="12pt"/>
    </style:style>
    <style:style style:name="P9" style:family="paragraph" style:parent-style-name="Standard" style:list-style-name="L1">
      <style:paragraph-properties fo:text-align="start" style:justify-single-word="false"/>
      <style:text-properties style:font-name="Ubuntu Mono derivative Powerline" fo:font-size="12pt" officeooo:rsid="000fc9b4" officeooo:paragraph-rsid="000fc9b4" style:font-size-asian="10.5pt" style:font-size-complex="12pt"/>
    </style:style>
    <style:style style:name="P10" style:family="paragraph" style:parent-style-name="Standard" style:list-style-name="L1">
      <style:paragraph-properties fo:text-align="start" style:justify-single-word="false"/>
      <style:text-properties style:font-name="Ubuntu Mono derivative Powerline" fo:font-size="12pt" officeooo:rsid="00130b08" officeooo:paragraph-rsid="00130b08" style:font-size-asian="10.5pt" style:font-size-complex="12pt"/>
    </style:style>
    <style:style style:name="P11" style:family="paragraph" style:parent-style-name="Standard">
      <style:paragraph-properties fo:text-align="start" style:justify-single-word="false"/>
      <style:text-properties style:font-name="Ubuntu Mono derivative Powerline" fo:font-size="12pt" officeooo:rsid="00130b08" officeooo:paragraph-rsid="00130b08" style:font-size-asian="10.5pt" style:font-size-complex="12pt"/>
    </style:style>
    <style:style style:name="P12" style:family="paragraph" style:parent-style-name="Standard">
      <style:paragraph-properties fo:text-align="center" style:justify-single-word="false"/>
      <style:text-properties style:font-name="Ubuntu Mono derivative Powerline" fo:font-size="18pt" officeooo:rsid="000522ed" officeooo:paragraph-rsid="00085db8" style:font-size-asian="15.75pt" style:font-size-complex="18pt"/>
    </style:style>
    <style:style style:name="P13" style:family="paragraph" style:parent-style-name="Standard">
      <style:paragraph-properties fo:text-align="start" style:justify-single-word="false"/>
      <style:text-properties style:font-name="Ubuntu Mono derivative Powerline" fo:font-size="14pt" fo:font-weight="bold" officeooo:rsid="00130b08" officeooo:paragraph-rsid="00130b08"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Mono derivative Powerline" fo:font-size="14pt" fo:font-weight="bold" officeooo:rsid="00130b08" officeooo:paragraph-rsid="0013a871" style:font-size-asian="14pt" style:font-weight-asian="bold" style:font-size-complex="14pt" style:font-weight-complex="bold"/>
    </style:style>
    <style:style style:name="T1" style:family="text">
      <style:text-properties officeooo:rsid="00085db8"/>
    </style:style>
    <style:style style:name="T2" style:family="text">
      <style:text-properties officeooo:rsid="000bba31"/>
    </style:style>
    <style:style style:name="T3" style:family="text">
      <style:text-properties officeooo:rsid="000ce295"/>
    </style:style>
    <style:style style:name="T4" style:family="text">
      <style:text-properties officeooo:rsid="000fc9b4"/>
    </style:style>
    <style:style style:name="T5" style:family="text">
      <style:text-properties officeooo:rsid="0014d16f"/>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minic DiPasquale</text:p>
      <text:p text:style-name="P3">CS1567 Introduction to Machine Learning</text:p>
      <text:p text:style-name="P3">Professor Milos Hauskrecht</text:p>
      <text:p text:style-name="P1"/>
      <text:p text:style-name="P2">Problem Assignment <text:span text:style-name="T1">9</text:span></text:p>
      <text:p text:style-name="P13">Problem 1</text:p>
      <text:p text:style-name="P2"/>
      <text:list xml:id="list765718307" text:style-name="L1">
        <text:list-item>
          <text:p text:style-name="P4">Starting with the means of (7,0) and (0,0) we will first calculate the distance from each data point to the given mean<text:span text:style-name="T2">s:</text:span></text:p>
          <text:p text:style-name="P4">The distance from (0, 0) to (0, 0) is 0.000000</text:p>
          <text:p text:style-name="P4">The distance from (0, 0) to (7, 0) is 7.000000</text:p>
          <text:p text:style-name="P4">The distance from (0, 5) to (0, 0) is 5.000000</text:p>
          <text:p text:style-name="P4">The distance from (0, 5) to (7, 0) is 8.602325</text:p>
          <text:p text:style-name="P4">The distance from (6, 7) to (0, 0) is 9.219544</text:p>
          <text:p text:style-name="P4">The distance from (6, 7) to (7, 0) is 7.071068</text:p>
          <text:p text:style-name="P4">The distance from (7, 0) to (0, 0) is 7.000000</text:p>
          <text:p text:style-name="P4">The distance from (7, 0) to (7, 0) is 0.000000</text:p>
          <text:p text:style-name="P6">With this information we can now start clustering the data:</text:p>
          <text:p text:style-name="P6">Data point (0, 0), belongs to mean point (0, 0) <text:span text:style-name="T3">group 1</text:span></text:p>
          <text:p text:style-name="P6">Data point (0, 5), belongs to mean point (0, 0) <text:span text:style-name="T3">group 1</text:span></text:p>
          <text:p text:style-name="P6">Data point (6, 7), belongs to mean point (7, 0) <text:span text:style-name="T3">group 2</text:span></text:p>
          <text:p text:style-name="P6">Data point (7, 0), belongs to mean point (7, 0) <text:span text:style-name="T3">group 2</text:span></text:p>
          <text:p text:style-name="P7">And now we complete the process by re calculating the means:</text:p>
          <text:p text:style-name="P8">New average point for group 1 is: (0.000000, 2.500000)</text:p>
          <text:p text:style-name="P8">New average point for group 2 is: (6.500000, 3.500000)</text:p>
        </text:list-item>
        <text:list-item>
          <text:p text:style-name="P9">We will repeat the process above, this time using starting means of (3,3) and (7,0)</text:p>
          <text:p text:style-name="P5">The distance from (0, 0) to (3, 3) is 4.242641</text:p>
          <text:p text:style-name="P4">The distance from (0, 0) to (7, 0) is 7.000000</text:p>
          <text:p text:style-name="P4">The distance from (0, 5) to (3, 3) is 3.605551</text:p>
          <text:p text:style-name="P4">The distance from (0, 5) to (7, 0) is 8.602325</text:p>
          <text:p text:style-name="P4">The distance from (6, 7) to (3, 3) is 5.000000</text:p>
          <text:p text:style-name="P4">The distance from (6, 7) to (7, 0) is 7.071068</text:p>
          <text:p text:style-name="P4">The distance from (7, 0) to (3, 3) is 5.000000</text:p>
          <text:p text:style-name="P4">The distance from (7, 0) to (7, 0) is 0.000000</text:p>
          <text:p text:style-name="P4">Data point (0, 0), belongs to mean point (3, 3) <text:span text:style-name="T4">group 1</text:span></text:p>
          <text:p text:style-name="P4">Data point (0, 5), belongs to mean point (3, 3) <text:span text:style-name="T4">group 1</text:span></text:p>
          <text:p text:style-name="P4">Data point (6, 7), belongs to mean point (3, 3) <text:span text:style-name="T4">group 1</text:span></text:p>
          <text:p text:style-name="P4">Data point (7, 0), belongs to mean point (7, 0) <text:span text:style-name="T4">group 2</text:span></text:p>
          <text:p text:style-name="P4">New average point for group 1 is: (2.000000, 4.000000)</text:p>
          <text:p text:style-name="P4">New average point for group 2 is: (7.000000, 0.000000)</text:p>
        </text:list-item>
        <text:list-item>
          <text:p text:style-name="P10">To find the best clustering we should use the sum of all the distances from points to the mean of their cluster. This will punish poor groupings and reward better clustering of the data.</text:p>
        </text:list-item>
      </text:list>
      <text:p text:style-name="P11"/>
      <text:p text:style-name="P14">Problem <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4:59:04.488696000</meta:creation-date>
    <dc:date>2017-11-15T17:35:53.506011000</dc:date>
    <meta:editing-duration>PT16M16S</meta:editing-duration>
    <meta:editing-cycles>8</meta:editing-cycles>
    <meta:generator>LibreOffice/5.4.1.2$MacOSX_X86_64 LibreOffice_project/ea7cb86e6eeb2bf3a5af73a8f7777ac570321527</meta:generator>
    <meta:document-statistic meta:table-count="0" meta:image-count="0" meta:object-count="0" meta:page-count="1" meta:paragraph-count="39" meta:word-count="404" meta:character-count="2027" meta:non-whitespace-character-count="1665"/>
  </office:meta>
</office:document-meta>
</file>